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gif" manifest:media-type="image/gif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4"/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 style:use-optimal-column-width="true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62479166666667cm" style:use-optimal-column-width="true"/>
    </style:style>
    <style:style style:name="co7" style:family="table-column">
      <style:table-column-properties fo:break-before="auto" style:column-width="2.38125cm" style:use-optimal-column-width="true"/>
    </style:style>
    <style:style style:name="co8" style:family="table-column">
      <style:table-column-properties fo:break-before="auto" style:column-width="3.095625cm" style:use-optimal-column-width="true"/>
    </style:style>
    <style:style style:name="co9" style:family="table-column">
      <style:table-column-properties fo:break-before="auto" style:column-width="2.19604166666667cm" style:use-optimal-column-width="true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3.4925cm" style:use-optimal-column-width="true"/>
    </style:style>
    <style:style style:name="co12" style:family="table-column">
      <style:table-column-properties fo:break-before="auto" style:column-width="3.413125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co14" style:family="table-column">
      <style:table-column-properties fo:break-before="auto" style:column-width="3.14854166666667cm" style:use-optimal-column-width="true"/>
    </style:style>
    <style:style style:name="co15" style:family="table-column">
      <style:table-column-properties fo:break-before="auto" style:column-width="3.28083333333333cm" style:use-optimal-column-width="true"/>
    </style:style>
    <style:style style:name="co16" style:family="table-column">
      <style:table-column-properties fo:break-before="auto" style:column-width="2.06375cm" style:use-optimal-column-width="true"/>
    </style:style>
    <style:style style:name="co17" style:family="table-column">
      <style:table-column-properties fo:break-before="auto" style:column-width="2.03729166666667cm" style:use-optimal-column-width="true"/>
    </style:style>
    <style:style style:name="co18" style:family="table-column">
      <style:table-column-properties fo:break-before="auto" style:column-width="2.2225cm" style:use-optimal-column-width="true"/>
    </style:style>
    <style:style style:name="co19" style:family="table-column">
      <style:table-column-properties fo:break-before="auto" style:column-width="2.43416666666667cm" style:use-optimal-column-width="true"/>
    </style:style>
    <style:style style:name="co20" style:family="table-column">
      <style:table-column-properties fo:break-before="auto" style:column-width="2.143125cm" style:use-optimal-column-width="true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2.83104166666667cm" style:use-optimal-column-width="true"/>
    </style:style>
    <style:style style:name="co23" style:family="table-column">
      <style:table-column-properties fo:break-before="auto" style:column-width="3.915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unit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7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50" table:default-cell-style-name="ce1"/>
        <table:table-row table:style-name="ro1">
          <table:table-cell office:value-type="string" table:style-name="ce1">
            <text:p>id_unit<text:s/></text:p>
            <draw:frame draw:z-index="1" draw:id="id0" draw:style-name="a0" draw:name="Picture 2" svg:x="0in" svg:y="0in" svg:width="0.01042in" svg:height="0.01042in" style:rel-width="scale" style:rel-height="scale">
              <draw:image xlink:href="media/image1.gif" xlink:type="simple" xlink:show="embed" xlink:actuate="onLoad"/>
              <svg:title/>
              <svg:desc>Ascending</svg:desc>
            </draw:frame>
          </table:table-cell>
          <table:table-cell office:value-type="string" table:style-name="ce1">
            <text:p>id_promo</text:p>
          </table:table-cell>
          <table:table-cell office:value-type="string" table:style-name="ce1">
            <text:p>id_cluster</text:p>
          </table:table-cell>
          <table:table-cell office:value-type="string" table:style-name="ce1">
            <text:p>id_type</text:p>
          </table:table-cell>
          <table:table-cell office:value-type="string" table:style-name="ce1">
            <text:p>posisi</text:p>
          </table:table-cell>
          <table:table-cell office:value-type="string" table:style-name="ce1">
            <text:p>kode_unit</text:p>
          </table:table-cell>
          <table:table-cell office:value-type="string" table:style-name="ce1">
            <text:p>kategori</text:p>
          </table:table-cell>
          <table:table-cell office:value-type="string" table:style-name="ce1">
            <text:p>luas_tanah</text:p>
          </table:table-cell>
          <table:table-cell office:value-type="string" table:style-name="ce1">
            <text:p>luas_bangunan</text:p>
          </table:table-cell>
          <table:table-cell office:value-type="string" table:style-name="ce1">
            <text:p>harga_tanah_m2</text:p>
          </table:table-cell>
          <table:table-cell office:value-type="string" table:style-name="ce1">
            <text:p>harga_bangunan_m2</text:p>
          </table:table-cell>
          <table:table-cell office:value-type="string" table:style-name="ce1">
            <text:p>diskon_tanah</text:p>
          </table:table-cell>
          <table:table-cell office:value-type="string" table:style-name="ce1">
            <text:p>diskon_bangunan</text:p>
          </table:table-cell>
          <table:table-cell office:value-type="string" table:style-name="ce1">
            <text:p>harga_tanah</text:p>
          </table:table-cell>
          <table:table-cell office:value-type="string" table:style-name="ce1">
            <text:p>harga_bangunan</text:p>
          </table:table-cell>
          <table:table-cell office:value-type="string" table:style-name="ce1">
            <text:p>harga_jual_exc_ppn</text:p>
          </table:table-cell>
          <table:table-cell office:value-type="string" table:style-name="ce1">
            <text:p>harga_jual_inc_ppn</text:p>
          </table:table-cell>
          <table:table-cell office:value-type="string" table:style-name="ce1">
            <text:p>fs</text:p>
          </table:table-cell>
          <table:table-cell office:value-type="string" table:style-name="ce1">
            <text:p>keterangan_fs</text:p>
          </table:table-cell>
          <table:table-cell office:value-type="string" table:style-name="ce1">
            <text:p>tanda_jadi</text:p>
          </table:table-cell>
          <table:table-cell office:value-type="string" table:style-name="ce1">
            <text:p>persen_tanda_jadi</text:p>
          </table:table-cell>
          <table:table-cell office:value-type="string" table:style-name="ce1">
            <text:p>uang_muka</text:p>
          </table:table-cell>
          <table:table-cell office:value-type="string" table:style-name="ce1">
            <text:p>persen_uang_muka</text:p>
          </table:table-cell>
          <table:table-cell office:value-type="string" table:style-name="ce1">
            <text:p>plafon_kpr</text:p>
          </table:table-cell>
          <table:table-cell office:value-type="string" table:style-name="ce1">
            <text:p>kpr_5_tahun</text:p>
          </table:table-cell>
          <table:table-cell office:value-type="string" table:style-name="ce1">
            <text:p>kpr_10_tahun</text:p>
          </table:table-cell>
          <table:table-cell office:value-type="string" table:style-name="ce1">
            <text:p>kpr_15_tahun</text:p>
          </table:table-cell>
          <table:table-cell office:value-type="string" table:style-name="ce1">
            <text:p>suku_bunga</text:p>
          </table:table-cell>
          <table:table-cell office:value-type="string" table:style-name="ce1">
            <text:p>status_unit</text:p>
          </table:table-cell>
          <table:table-cell office:value-type="string" table:style-name="ce1">
            <text:p>status_transaksi</text:p>
          </table:table-cell>
          <table:table-cell office:value-type="string" table:style-name="ce1">
            <text:p>tanggal_posting</text:p>
          </table:table-cell>
          <table:table-cell office:value-type="string" table:style-name="ce1">
            <text:p>kelas_produk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tanggal_locked</text:p>
          </table:table-cell>
          <table:table-cell table:number-columns-repeated="16350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2]/[.I2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597605000" table:style-name="ce1">
            <text:p>4597605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48402000" table:style-name="ce1">
            <text:p>5348402000</text:p>
          </table:table-cell>
          <table:table-cell office:value-type="float" office:value="5010199000" table:style-name="ce1">
            <text:p>5010199000</text:p>
          </table:table-cell>
          <table:table-cell office:value-type="float" office:value="5157010000" table:style-name="ce1">
            <text:p>51570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style-name="ce2"/>
          <table:table-cell table:number-columns-repeated="16350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3]/[.I3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11824000" table:style-name="ce1">
            <text:p>2611824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38340000" table:style-name="ce1">
            <text:p>3038340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2929613000" table:style-name="ce1">
            <text:p>292961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]/[.I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40528000" table:style-name="ce1">
            <text:p>214052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90080000" table:style-name="ce1">
            <text:p>2490080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00973000" table:style-name="ce1">
            <text:p>240097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5]/[.I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40528000" table:style-name="ce1">
            <text:p>214052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90080000" table:style-name="ce1">
            <text:p>2490080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00973000" table:style-name="ce1">
            <text:p>240097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6]/[.I6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70806000" table:style-name="ce1">
            <text:p>16708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43651000" table:style-name="ce1">
            <text:p>1943651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874097000" table:style-name="ce1">
            <text:p>18740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7]/[.I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03345000" table:style-name="ce1">
            <text:p>260334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8476000" table:style-name="ce1">
            <text:p>3028476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2920102000" table:style-name="ce1">
            <text:p>29201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8]/[.I8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392000" table:style-name="ce1">
            <text:p>131639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362000" table:style-name="ce1">
            <text:p>1531362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476562000" table:style-name="ce1">
            <text:p>147656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9]/[.I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03345000" table:style-name="ce1">
            <text:p>260334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8476000" table:style-name="ce1">
            <text:p>3028476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2920102000" table:style-name="ce1">
            <text:p>29201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0]/[.I1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1]/[.I1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03345000" table:style-name="ce1">
            <text:p>260334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8476000" table:style-name="ce1">
            <text:p>3028476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2920102000" table:style-name="ce1">
            <text:p>29201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12]/[.I12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42968000" table:style-name="ce1">
            <text:p>14429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78608000" table:style-name="ce1">
            <text:p>1678608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18539000" table:style-name="ce1">
            <text:p>161853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3]/[.I1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03345000" table:style-name="ce1">
            <text:p>260334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8476000" table:style-name="ce1">
            <text:p>3028476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2920102000" table:style-name="ce1">
            <text:p>29201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4]/[.I14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5]/[.I1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40528000" table:style-name="ce1">
            <text:p>214052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90080000" table:style-name="ce1">
            <text:p>2490080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00973000" table:style-name="ce1">
            <text:p>240097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16]/[.I16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1795000" table:style-name="ce1">
            <text:p>2151795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3187000" table:style-name="ce1">
            <text:p>2503187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13610000" table:style-name="ce1">
            <text:p>24136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17]/[.I17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71127000" table:style-name="ce1">
            <text:p>3471127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37968000" table:style-name="ce1">
            <text:p>4037968000</text:p>
          </table:table-cell>
          <table:table-cell office:value-type="float" office:value="3782629000" table:style-name="ce1">
            <text:p>3782629000</text:p>
          </table:table-cell>
          <table:table-cell office:value-type="float" office:value="3893469000" table:style-name="ce1">
            <text:p>389346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18]/[.I18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91077000" table:style-name="ce1">
            <text:p>129107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01912000" table:style-name="ce1">
            <text:p>1501912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48166000" table:style-name="ce1">
            <text:p>14481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19]/[.I19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61972000" table:style-name="ce1">
            <text:p>3361972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10988000" table:style-name="ce1">
            <text:p>3910988000</text:p>
          </table:table-cell>
          <table:table-cell office:value-type="float" office:value="3663678000" table:style-name="ce1">
            <text:p>3663678000</text:p>
          </table:table-cell>
          <table:table-cell office:value-type="float" office:value="3771033000" table:style-name="ce1">
            <text:p>377103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20]/[.I20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48284000" table:style-name="ce1">
            <text:p>1848284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50112000" table:style-name="ce1">
            <text:p>2150112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073171000" table:style-name="ce1">
            <text:p>207317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21]/[.I21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597605000" table:style-name="ce1">
            <text:p>4597605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48402000" table:style-name="ce1">
            <text:p>5348402000</text:p>
          </table:table-cell>
          <table:table-cell office:value-type="float" office:value="5010199000" table:style-name="ce1">
            <text:p>5010199000</text:p>
          </table:table-cell>
          <table:table-cell office:value-type="float" office:value="5157010000" table:style-name="ce1">
            <text:p>51570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22]/[.I22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11824000" table:style-name="ce1">
            <text:p>2611824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38340000" table:style-name="ce1">
            <text:p>3038340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2929613000" table:style-name="ce1">
            <text:p>292961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3]/[.I23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40528000" table:style-name="ce1">
            <text:p>214052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90080000" table:style-name="ce1">
            <text:p>2490080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00973000" table:style-name="ce1">
            <text:p>240097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4]/[.I2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40528000" table:style-name="ce1">
            <text:p>214052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90080000" table:style-name="ce1">
            <text:p>2490080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00973000" table:style-name="ce1">
            <text:p>240097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25]/[.I25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70806000" table:style-name="ce1">
            <text:p>16708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43651000" table:style-name="ce1">
            <text:p>1943651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874097000" table:style-name="ce1">
            <text:p>18740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6]/[.I2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03345000" table:style-name="ce1">
            <text:p>260334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8476000" table:style-name="ce1">
            <text:p>3028476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2920102000" table:style-name="ce1">
            <text:p>29201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27]/[.I27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392000" table:style-name="ce1">
            <text:p>131639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362000" table:style-name="ce1">
            <text:p>1531362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476562000" table:style-name="ce1">
            <text:p>147656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8]/[.I2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03345000" table:style-name="ce1">
            <text:p>260334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8476000" table:style-name="ce1">
            <text:p>3028476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2920102000" table:style-name="ce1">
            <text:p>29201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9]/[.I29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0]/[.I3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03345000" table:style-name="ce1">
            <text:p>260334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8476000" table:style-name="ce1">
            <text:p>3028476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2920102000" table:style-name="ce1">
            <text:p>29201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31]/[.I31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42968000" table:style-name="ce1">
            <text:p>14429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78608000" table:style-name="ce1">
            <text:p>1678608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18539000" table:style-name="ce1">
            <text:p>161853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2]/[.I3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03345000" table:style-name="ce1">
            <text:p>260334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8476000" table:style-name="ce1">
            <text:p>3028476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2920102000" table:style-name="ce1">
            <text:p>29201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3]/[.I33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4]/[.I3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40528000" table:style-name="ce1">
            <text:p>214052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90080000" table:style-name="ce1">
            <text:p>2490080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00973000" table:style-name="ce1">
            <text:p>240097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35]/[.I35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1795000" table:style-name="ce1">
            <text:p>2151795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3187000" table:style-name="ce1">
            <text:p>2503187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13610000" table:style-name="ce1">
            <text:p>24136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36]/[.I36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71127000" table:style-name="ce1">
            <text:p>3471127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37968000" table:style-name="ce1">
            <text:p>4037968000</text:p>
          </table:table-cell>
          <table:table-cell office:value-type="float" office:value="3782629000" table:style-name="ce1">
            <text:p>3782629000</text:p>
          </table:table-cell>
          <table:table-cell office:value-type="float" office:value="3893469000" table:style-name="ce1">
            <text:p>389346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37]/[.I37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91077000" table:style-name="ce1">
            <text:p>129107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01912000" table:style-name="ce1">
            <text:p>1501912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48166000" table:style-name="ce1">
            <text:p>14481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38]/[.I38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61972000" table:style-name="ce1">
            <text:p>3361972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10988000" table:style-name="ce1">
            <text:p>3910988000</text:p>
          </table:table-cell>
          <table:table-cell office:value-type="float" office:value="3663678000" table:style-name="ce1">
            <text:p>3663678000</text:p>
          </table:table-cell>
          <table:table-cell office:value-type="float" office:value="3771033000" table:style-name="ce1">
            <text:p>377103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39]/[.I39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48284000" table:style-name="ce1">
            <text:p>1848284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50112000" table:style-name="ce1">
            <text:p>2150112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073171000" table:style-name="ce1">
            <text:p>207317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40]/[.I40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32001000" table:style-name="ce1">
            <text:p>4632001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88415000" table:style-name="ce1">
            <text:p>5388415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195591000" table:style-name="ce1">
            <text:p>519559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41]/[.I41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7942000" table:style-name="ce1">
            <text:p>263794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8723000" table:style-name="ce1">
            <text:p>3068723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2958909000" table:style-name="ce1">
            <text:p>29589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2]/[.I4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3]/[.I43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44]/[.I44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7514000" table:style-name="ce1">
            <text:p>168751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63088000" table:style-name="ce1">
            <text:p>196308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892838000" table:style-name="ce1">
            <text:p>189283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5]/[.I4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46]/[.I46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556000" table:style-name="ce1">
            <text:p>132955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675000" table:style-name="ce1">
            <text:p>1546675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491327000" table:style-name="ce1">
            <text:p>149132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7]/[.I4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8]/[.I48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9]/[.I4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50]/[.I50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7398000" table:style-name="ce1">
            <text:p>145739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95394000" table:style-name="ce1">
            <text:p>1695394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34724000" table:style-name="ce1">
            <text:p>163472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51]/[.I5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52]/[.I5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53]/[.I53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3313000" table:style-name="ce1">
            <text:p>21733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8219000" table:style-name="ce1">
            <text:p>252821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437746000" table:style-name="ce1">
            <text:p>243774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54]/[.I54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97095000" table:style-name="ce1">
            <text:p>349709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68177000" table:style-name="ce1">
            <text:p>406817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3922597000" table:style-name="ce1">
            <text:p>39225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55]/[.I55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03988000" table:style-name="ce1">
            <text:p>130398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16931000" table:style-name="ce1">
            <text:p>1516931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462648000" table:style-name="ce1">
            <text:p>14626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56]/[.I56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87124000" table:style-name="ce1">
            <text:p>3387124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40247000" table:style-name="ce1">
            <text:p>3940247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799245000" table:style-name="ce1">
            <text:p>37992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57]/[.I57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66767000" table:style-name="ce1">
            <text:p>1866767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71614000" table:style-name="ce1">
            <text:p>2171614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093902000" table:style-name="ce1">
            <text:p>20939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58]/[.I58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586140000" table:style-name="ce1">
            <text:p>4586140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35065000" table:style-name="ce1">
            <text:p>5335065000</text:p>
          </table:table-cell>
          <table:table-cell office:value-type="float" office:value="4997705000" table:style-name="ce1">
            <text:p>4997705000</text:p>
          </table:table-cell>
          <table:table-cell office:value-type="float" office:value="5144149000" table:style-name="ce1">
            <text:p>514414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59]/[.I59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11824000" table:style-name="ce1">
            <text:p>2611824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38340000" table:style-name="ce1">
            <text:p>3038340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2929613000" table:style-name="ce1">
            <text:p>292961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60]/[.I60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35190000" table:style-name="ce1">
            <text:p>21351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83871000" table:style-name="ce1">
            <text:p>2483871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394985000" table:style-name="ce1">
            <text:p>23949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61]/[.I6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35190000" table:style-name="ce1">
            <text:p>21351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83871000" table:style-name="ce1">
            <text:p>2483871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394985000" table:style-name="ce1">
            <text:p>23949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62]/[.I62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70806000" table:style-name="ce1">
            <text:p>16708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43651000" table:style-name="ce1">
            <text:p>1943651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874097000" table:style-name="ce1">
            <text:p>18740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63]/[.I6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64]/[.I64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392000" table:style-name="ce1">
            <text:p>131639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362000" table:style-name="ce1">
            <text:p>1531362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476562000" table:style-name="ce1">
            <text:p>147656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65]/[.I6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66]/[.I66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67]/[.I6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68]/[.I68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42968000" table:style-name="ce1">
            <text:p>14429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78608000" table:style-name="ce1">
            <text:p>1678608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18539000" table:style-name="ce1">
            <text:p>161853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69]/[.I6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70]/[.I70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35190000" table:style-name="ce1">
            <text:p>21351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83871000" table:style-name="ce1">
            <text:p>2483871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394985000" table:style-name="ce1">
            <text:p>23949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71]/[.I71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1795000" table:style-name="ce1">
            <text:p>2151795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3187000" table:style-name="ce1">
            <text:p>2503187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13610000" table:style-name="ce1">
            <text:p>24136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72]/[.I72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62470000" table:style-name="ce1">
            <text:p>346247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27898000" table:style-name="ce1">
            <text:p>4027898000</text:p>
          </table:table-cell>
          <table:table-cell office:value-type="float" office:value="3773196000" table:style-name="ce1">
            <text:p>3773196000</text:p>
          </table:table-cell>
          <table:table-cell office:value-type="float" office:value="3883760000" table:style-name="ce1">
            <text:p>388376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73]/[.I73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91077000" table:style-name="ce1">
            <text:p>129107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01912000" table:style-name="ce1">
            <text:p>1501912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48166000" table:style-name="ce1">
            <text:p>14481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74]/[.I74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53588000" table:style-name="ce1">
            <text:p>3353588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01235000" table:style-name="ce1">
            <text:p>3901235000</text:p>
          </table:table-cell>
          <table:table-cell office:value-type="float" office:value="3654542000" table:style-name="ce1">
            <text:p>3654542000</text:p>
          </table:table-cell>
          <table:table-cell office:value-type="float" office:value="3761629000" table:style-name="ce1">
            <text:p>376162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75]/[.I75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48284000" table:style-name="ce1">
            <text:p>1848284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50112000" table:style-name="ce1">
            <text:p>2150112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073171000" table:style-name="ce1">
            <text:p>207317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76]/[.I76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32001000" table:style-name="ce1">
            <text:p>4632001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88415000" table:style-name="ce1">
            <text:p>5388415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195591000" table:style-name="ce1">
            <text:p>519559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77]/[.I77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7942000" table:style-name="ce1">
            <text:p>263794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8723000" table:style-name="ce1">
            <text:p>3068723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2958909000" table:style-name="ce1">
            <text:p>29589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78]/[.I78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79]/[.I79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80]/[.I80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7514000" table:style-name="ce1">
            <text:p>168751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63088000" table:style-name="ce1">
            <text:p>196308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892838000" table:style-name="ce1">
            <text:p>189283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81]/[.I8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82]/[.I82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556000" table:style-name="ce1">
            <text:p>132955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675000" table:style-name="ce1">
            <text:p>1546675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491327000" table:style-name="ce1">
            <text:p>149132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83]/[.I8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84]/[.I84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85]/[.I8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86]/[.I86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7398000" table:style-name="ce1">
            <text:p>145739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95394000" table:style-name="ce1">
            <text:p>1695394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34724000" table:style-name="ce1">
            <text:p>163472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87]/[.I87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3313000" table:style-name="ce1">
            <text:p>21733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8219000" table:style-name="ce1">
            <text:p>252821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437746000" table:style-name="ce1">
            <text:p>243774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88]/[.I88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97095000" table:style-name="ce1">
            <text:p>349709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68177000" table:style-name="ce1">
            <text:p>406817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3922597000" table:style-name="ce1">
            <text:p>39225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89]/[.I89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03988000" table:style-name="ce1">
            <text:p>130398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16931000" table:style-name="ce1">
            <text:p>1516931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462648000" table:style-name="ce1">
            <text:p>14626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90]/[.I90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87124000" table:style-name="ce1">
            <text:p>3387124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40247000" table:style-name="ce1">
            <text:p>3940247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799245000" table:style-name="ce1">
            <text:p>37992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91]/[.I91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66767000" table:style-name="ce1">
            <text:p>1866767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71614000" table:style-name="ce1">
            <text:p>2171614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093902000" table:style-name="ce1">
            <text:p>20939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92]/[.I92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586140000" table:style-name="ce1">
            <text:p>4586140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35065000" table:style-name="ce1">
            <text:p>5335065000</text:p>
          </table:table-cell>
          <table:table-cell office:value-type="float" office:value="4997705000" table:style-name="ce1">
            <text:p>4997705000</text:p>
          </table:table-cell>
          <table:table-cell office:value-type="float" office:value="5144149000" table:style-name="ce1">
            <text:p>514414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93]/[.I93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11824000" table:style-name="ce1">
            <text:p>2611824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38340000" table:style-name="ce1">
            <text:p>3038340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2929613000" table:style-name="ce1">
            <text:p>292961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94]/[.I9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35190000" table:style-name="ce1">
            <text:p>21351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83871000" table:style-name="ce1">
            <text:p>2483871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394985000" table:style-name="ce1">
            <text:p>23949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95]/[.I9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35190000" table:style-name="ce1">
            <text:p>21351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83871000" table:style-name="ce1">
            <text:p>2483871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394985000" table:style-name="ce1">
            <text:p>23949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96]/[.I96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70806000" table:style-name="ce1">
            <text:p>16708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43651000" table:style-name="ce1">
            <text:p>1943651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874097000" table:style-name="ce1">
            <text:p>18740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97]/[.I9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98]/[.I98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392000" table:style-name="ce1">
            <text:p>131639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362000" table:style-name="ce1">
            <text:p>1531362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476562000" table:style-name="ce1">
            <text:p>147656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99]/[.I9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00]/[.I10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01]/[.I10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102]/[.I102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42968000" table:style-name="ce1">
            <text:p>14429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78608000" table:style-name="ce1">
            <text:p>1678608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18539000" table:style-name="ce1">
            <text:p>161853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03]/[.I103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104]/[.I104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1795000" table:style-name="ce1">
            <text:p>2151795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3187000" table:style-name="ce1">
            <text:p>2503187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13610000" table:style-name="ce1">
            <text:p>24136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105]/[.I105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62470000" table:style-name="ce1">
            <text:p>346247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27898000" table:style-name="ce1">
            <text:p>4027898000</text:p>
          </table:table-cell>
          <table:table-cell office:value-type="float" office:value="3773196000" table:style-name="ce1">
            <text:p>3773196000</text:p>
          </table:table-cell>
          <table:table-cell office:value-type="float" office:value="3883760000" table:style-name="ce1">
            <text:p>388376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106]/[.I106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91077000" table:style-name="ce1">
            <text:p>129107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01912000" table:style-name="ce1">
            <text:p>1501912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48166000" table:style-name="ce1">
            <text:p>14481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107]/[.I107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53588000" table:style-name="ce1">
            <text:p>3353588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01235000" table:style-name="ce1">
            <text:p>3901235000</text:p>
          </table:table-cell>
          <table:table-cell office:value-type="float" office:value="3654542000" table:style-name="ce1">
            <text:p>3654542000</text:p>
          </table:table-cell>
          <table:table-cell office:value-type="float" office:value="3761629000" table:style-name="ce1">
            <text:p>376162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108]/[.I108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48284000" table:style-name="ce1">
            <text:p>1848284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50112000" table:style-name="ce1">
            <text:p>2150112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073171000" table:style-name="ce1">
            <text:p>207317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109]/[.I109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586140000" table:style-name="ce1">
            <text:p>4586140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35065000" table:style-name="ce1">
            <text:p>5335065000</text:p>
          </table:table-cell>
          <table:table-cell office:value-type="float" office:value="4997705000" table:style-name="ce1">
            <text:p>4997705000</text:p>
          </table:table-cell>
          <table:table-cell office:value-type="float" office:value="5144149000" table:style-name="ce1">
            <text:p>514414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110]/[.I110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11824000" table:style-name="ce1">
            <text:p>2611824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38340000" table:style-name="ce1">
            <text:p>3038340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2929613000" table:style-name="ce1">
            <text:p>292961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11]/[.I11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35190000" table:style-name="ce1">
            <text:p>21351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83871000" table:style-name="ce1">
            <text:p>2483871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394985000" table:style-name="ce1">
            <text:p>23949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12]/[.I11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35190000" table:style-name="ce1">
            <text:p>21351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483871000" table:style-name="ce1">
            <text:p>2483871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394985000" table:style-name="ce1">
            <text:p>23949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113]/[.I113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70806000" table:style-name="ce1">
            <text:p>16708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43651000" table:style-name="ce1">
            <text:p>1943651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874097000" table:style-name="ce1">
            <text:p>18740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14]/[.I11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115]/[.I115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392000" table:style-name="ce1">
            <text:p>131639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362000" table:style-name="ce1">
            <text:p>1531362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476562000" table:style-name="ce1">
            <text:p>147656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16]/[.I11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17]/[.I117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18]/[.I11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596853000" table:style-name="ce1">
            <text:p>2596853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20924000" table:style-name="ce1">
            <text:p>3020924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2912820000" table:style-name="ce1">
            <text:p>29128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119]/[.I119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42968000" table:style-name="ce1">
            <text:p>14429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78608000" table:style-name="ce1">
            <text:p>1678608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18539000" table:style-name="ce1">
            <text:p>161853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20]/[.I12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94860000" table:style-name="ce1">
            <text:p>159486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55303000" table:style-name="ce1">
            <text:p>1855303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788911000" table:style-name="ce1">
            <text:p>17889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121]/[.I121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1795000" table:style-name="ce1">
            <text:p>2151795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3187000" table:style-name="ce1">
            <text:p>2503187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13610000" table:style-name="ce1">
            <text:p>24136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122]/[.I122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62470000" table:style-name="ce1">
            <text:p>346247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27898000" table:style-name="ce1">
            <text:p>4027898000</text:p>
          </table:table-cell>
          <table:table-cell office:value-type="float" office:value="3773196000" table:style-name="ce1">
            <text:p>3773196000</text:p>
          </table:table-cell>
          <table:table-cell office:value-type="float" office:value="3883760000" table:style-name="ce1">
            <text:p>388376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123]/[.I123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91077000" table:style-name="ce1">
            <text:p>129107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01912000" table:style-name="ce1">
            <text:p>1501912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48166000" table:style-name="ce1">
            <text:p>14481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124]/[.I124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53588000" table:style-name="ce1">
            <text:p>3353588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01235000" table:style-name="ce1">
            <text:p>3901235000</text:p>
          </table:table-cell>
          <table:table-cell office:value-type="float" office:value="3654542000" table:style-name="ce1">
            <text:p>3654542000</text:p>
          </table:table-cell>
          <table:table-cell office:value-type="float" office:value="3761629000" table:style-name="ce1">
            <text:p>376162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125]/[.I125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48284000" table:style-name="ce1">
            <text:p>1848284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50112000" table:style-name="ce1">
            <text:p>2150112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073171000" table:style-name="ce1">
            <text:p>207317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126]/[.I126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32001000" table:style-name="ce1">
            <text:p>4632001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88415000" table:style-name="ce1">
            <text:p>5388415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195591000" table:style-name="ce1">
            <text:p>519559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127]/[.I127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7942000" table:style-name="ce1">
            <text:p>263794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8723000" table:style-name="ce1">
            <text:p>3068723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2958909000" table:style-name="ce1">
            <text:p>29589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28]/[.I128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29]/[.I129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130]/[.I130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7514000" table:style-name="ce1">
            <text:p>168751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63088000" table:style-name="ce1">
            <text:p>196308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892838000" table:style-name="ce1">
            <text:p>189283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31]/[.I13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32]/[.I13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33]/[.I133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34]/[.I13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135]/[.I135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7398000" table:style-name="ce1">
            <text:p>145739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95394000" table:style-name="ce1">
            <text:p>1695394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34724000" table:style-name="ce1">
            <text:p>163472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36]/[.I13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37]/[.I137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38]/[.I138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139]/[.I139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3313000" table:style-name="ce1">
            <text:p>21733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8219000" table:style-name="ce1">
            <text:p>252821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437746000" table:style-name="ce1">
            <text:p>243774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140]/[.I140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97095000" table:style-name="ce1">
            <text:p>349709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68177000" table:style-name="ce1">
            <text:p>406817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3922597000" table:style-name="ce1">
            <text:p>39225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141]/[.I141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03988000" table:style-name="ce1">
            <text:p>130398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16931000" table:style-name="ce1">
            <text:p>1516931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462648000" table:style-name="ce1">
            <text:p>14626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142]/[.I142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87124000" table:style-name="ce1">
            <text:p>3387124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40247000" table:style-name="ce1">
            <text:p>3940247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799245000" table:style-name="ce1">
            <text:p>37992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143]/[.I143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66767000" table:style-name="ce1">
            <text:p>1866767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71614000" table:style-name="ce1">
            <text:p>2171614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093902000" table:style-name="ce1">
            <text:p>20939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144]/[.I144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32001000" table:style-name="ce1">
            <text:p>4632001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88415000" table:style-name="ce1">
            <text:p>5388415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195591000" table:style-name="ce1">
            <text:p>519559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145]/[.I145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7942000" table:style-name="ce1">
            <text:p>263794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8723000" table:style-name="ce1">
            <text:p>3068723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2958909000" table:style-name="ce1">
            <text:p>29589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46]/[.I146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47]/[.I147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148]/[.I148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7514000" table:style-name="ce1">
            <text:p>168751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63088000" table:style-name="ce1">
            <text:p>196308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892838000" table:style-name="ce1">
            <text:p>189283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49]/[.I14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50]/[.I15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51]/[.I151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52]/[.I15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153]/[.I153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7398000" table:style-name="ce1">
            <text:p>145739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95394000" table:style-name="ce1">
            <text:p>1695394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34724000" table:style-name="ce1">
            <text:p>163472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54]/[.I15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55]/[.I155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56]/[.I156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157]/[.I157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3313000" table:style-name="ce1">
            <text:p>21733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8219000" table:style-name="ce1">
            <text:p>252821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437746000" table:style-name="ce1">
            <text:p>243774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158]/[.I158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97095000" table:style-name="ce1">
            <text:p>349709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68177000" table:style-name="ce1">
            <text:p>406817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3922597000" table:style-name="ce1">
            <text:p>39225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159]/[.I159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03988000" table:style-name="ce1">
            <text:p>130398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16931000" table:style-name="ce1">
            <text:p>1516931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462648000" table:style-name="ce1">
            <text:p>14626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160]/[.I160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87124000" table:style-name="ce1">
            <text:p>3387124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40247000" table:style-name="ce1">
            <text:p>3940247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799245000" table:style-name="ce1">
            <text:p>37992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161]/[.I161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66767000" table:style-name="ce1">
            <text:p>1866767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71614000" table:style-name="ce1">
            <text:p>2171614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093902000" table:style-name="ce1">
            <text:p>20939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162]/[.I162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77863000" table:style-name="ce1">
            <text:p>4677863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41766000" table:style-name="ce1">
            <text:p>544176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247032000" table:style-name="ce1">
            <text:p>524703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163]/[.I163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4061000" table:style-name="ce1">
            <text:p>2664061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9107000" table:style-name="ce1">
            <text:p>309910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2988205000" table:style-name="ce1">
            <text:p>298820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64]/[.I16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165]/[.I165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4222000" table:style-name="ce1">
            <text:p>170422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82524000" table:style-name="ce1">
            <text:p>1982524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11579000" table:style-name="ce1">
            <text:p>1911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66]/[.I16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67]/[.I167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68]/[.I16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169]/[.I169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1828000" table:style-name="ce1">
            <text:p>147182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12180000" table:style-name="ce1">
            <text:p>1712180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650910000" table:style-name="ce1">
            <text:p>165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70]/[.I17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71]/[.I171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72]/[.I17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173]/[.I173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4831000" table:style-name="ce1">
            <text:p>21948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3251000" table:style-name="ce1">
            <text:p>2553251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461882000" table:style-name="ce1">
            <text:p>246188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174]/[.I174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31720000" table:style-name="ce1">
            <text:p>353172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08456000" table:style-name="ce1">
            <text:p>4108456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3961435000" table:style-name="ce1">
            <text:p>39614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175]/[.I175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899000" table:style-name="ce1">
            <text:p>131689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951000" table:style-name="ce1">
            <text:p>1531951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477130000" table:style-name="ce1">
            <text:p>147713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176]/[.I176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20659000" table:style-name="ce1">
            <text:p>3420659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79259000" table:style-name="ce1">
            <text:p>3979259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836861000" table:style-name="ce1">
            <text:p>383686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177]/[.I177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85250000" table:style-name="ce1">
            <text:p>1885250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93115000" table:style-name="ce1">
            <text:p>2193115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14634000" table:style-name="ce1">
            <text:p>211463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178]/[.I178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32001000" table:style-name="ce1">
            <text:p>4632001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88415000" table:style-name="ce1">
            <text:p>5388415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195591000" table:style-name="ce1">
            <text:p>519559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179]/[.I179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7942000" table:style-name="ce1">
            <text:p>263794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8723000" table:style-name="ce1">
            <text:p>3068723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2958909000" table:style-name="ce1">
            <text:p>29589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80]/[.I180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181]/[.I181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7514000" table:style-name="ce1">
            <text:p>168751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63088000" table:style-name="ce1">
            <text:p>196308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892838000" table:style-name="ce1">
            <text:p>189283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182]/[.I182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556000" table:style-name="ce1">
            <text:p>132955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675000" table:style-name="ce1">
            <text:p>1546675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491327000" table:style-name="ce1">
            <text:p>149132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83]/[.I18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84]/[.I184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85]/[.I18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186]/[.I186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7398000" table:style-name="ce1">
            <text:p>145739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95394000" table:style-name="ce1">
            <text:p>1695394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34724000" table:style-name="ce1">
            <text:p>163472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187]/[.I18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188]/[.I188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89]/[.I189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190]/[.I190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3313000" table:style-name="ce1">
            <text:p>21733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8219000" table:style-name="ce1">
            <text:p>252821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437746000" table:style-name="ce1">
            <text:p>243774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191]/[.I191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97095000" table:style-name="ce1">
            <text:p>349709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68177000" table:style-name="ce1">
            <text:p>406817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3922597000" table:style-name="ce1">
            <text:p>39225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192]/[.I192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03988000" table:style-name="ce1">
            <text:p>130398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16931000" table:style-name="ce1">
            <text:p>1516931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462648000" table:style-name="ce1">
            <text:p>14626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193]/[.I193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87124000" table:style-name="ce1">
            <text:p>3387124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40247000" table:style-name="ce1">
            <text:p>3940247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799245000" table:style-name="ce1">
            <text:p>37992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194]/[.I194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66767000" table:style-name="ce1">
            <text:p>1866767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71614000" table:style-name="ce1">
            <text:p>2171614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093902000" table:style-name="ce1">
            <text:p>20939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195]/[.I195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32001000" table:style-name="ce1">
            <text:p>4632001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88415000" table:style-name="ce1">
            <text:p>5388415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195591000" table:style-name="ce1">
            <text:p>519559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196]/[.I196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7942000" table:style-name="ce1">
            <text:p>263794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8723000" table:style-name="ce1">
            <text:p>3068723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2958909000" table:style-name="ce1">
            <text:p>29589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197]/[.I197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198]/[.I198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7514000" table:style-name="ce1">
            <text:p>168751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63088000" table:style-name="ce1">
            <text:p>196308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892838000" table:style-name="ce1">
            <text:p>189283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199]/[.I199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556000" table:style-name="ce1">
            <text:p>132955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675000" table:style-name="ce1">
            <text:p>1546675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491327000" table:style-name="ce1">
            <text:p>149132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00]/[.I20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01]/[.I201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02]/[.I20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203]/[.I203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7398000" table:style-name="ce1">
            <text:p>145739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95394000" table:style-name="ce1">
            <text:p>1695394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34724000" table:style-name="ce1">
            <text:p>163472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04]/[.I20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05]/[.I205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06]/[.I206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207]/[.I207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3313000" table:style-name="ce1">
            <text:p>21733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8219000" table:style-name="ce1">
            <text:p>252821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437746000" table:style-name="ce1">
            <text:p>243774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208]/[.I208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97095000" table:style-name="ce1">
            <text:p>349709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68177000" table:style-name="ce1">
            <text:p>406817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3922597000" table:style-name="ce1">
            <text:p>39225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209]/[.I209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03988000" table:style-name="ce1">
            <text:p>130398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16931000" table:style-name="ce1">
            <text:p>1516931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462648000" table:style-name="ce1">
            <text:p>14626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210]/[.I210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87124000" table:style-name="ce1">
            <text:p>3387124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40247000" table:style-name="ce1">
            <text:p>3940247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799245000" table:style-name="ce1">
            <text:p>37992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211]/[.I211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66767000" table:style-name="ce1">
            <text:p>1866767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71614000" table:style-name="ce1">
            <text:p>2171614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093902000" table:style-name="ce1">
            <text:p>20939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212]/[.I212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77863000" table:style-name="ce1">
            <text:p>4677863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41766000" table:style-name="ce1">
            <text:p>544176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247032000" table:style-name="ce1">
            <text:p>524703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213]/[.I213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4061000" table:style-name="ce1">
            <text:p>2664061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9107000" table:style-name="ce1">
            <text:p>309910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2988205000" table:style-name="ce1">
            <text:p>298820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14]/[.I21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15]/[.I21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216]/[.I216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4222000" table:style-name="ce1">
            <text:p>170422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82524000" table:style-name="ce1">
            <text:p>1982524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11579000" table:style-name="ce1">
            <text:p>1911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17]/[.I21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218]/[.I218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2720000" table:style-name="ce1">
            <text:p>134272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61989000" table:style-name="ce1">
            <text:p>1561989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06093000" table:style-name="ce1">
            <text:p>150609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19]/[.I21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20]/[.I22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21]/[.I22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222]/[.I222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1828000" table:style-name="ce1">
            <text:p>147182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12180000" table:style-name="ce1">
            <text:p>1712180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650910000" table:style-name="ce1">
            <text:p>165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23]/[.I22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24]/[.I224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25]/[.I22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226]/[.I226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4831000" table:style-name="ce1">
            <text:p>21948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3251000" table:style-name="ce1">
            <text:p>2553251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461882000" table:style-name="ce1">
            <text:p>246188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227]/[.I227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31720000" table:style-name="ce1">
            <text:p>353172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08456000" table:style-name="ce1">
            <text:p>4108456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3961435000" table:style-name="ce1">
            <text:p>39614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228]/[.I228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20659000" table:style-name="ce1">
            <text:p>3420659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79259000" table:style-name="ce1">
            <text:p>3979259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836861000" table:style-name="ce1">
            <text:p>383686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229]/[.I229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32001000" table:style-name="ce1">
            <text:p>4632001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88415000" table:style-name="ce1">
            <text:p>5388415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195591000" table:style-name="ce1">
            <text:p>519559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230]/[.I230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7942000" table:style-name="ce1">
            <text:p>263794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8723000" table:style-name="ce1">
            <text:p>3068723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2958909000" table:style-name="ce1">
            <text:p>29589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31]/[.I23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32]/[.I23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233]/[.I233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7514000" table:style-name="ce1">
            <text:p>168751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63088000" table:style-name="ce1">
            <text:p>196308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892838000" table:style-name="ce1">
            <text:p>189283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34]/[.I23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235]/[.I235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556000" table:style-name="ce1">
            <text:p>132955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675000" table:style-name="ce1">
            <text:p>1546675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491327000" table:style-name="ce1">
            <text:p>149132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36]/[.I23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37]/[.I237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38]/[.I23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239]/[.I239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7398000" table:style-name="ce1">
            <text:p>145739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95394000" table:style-name="ce1">
            <text:p>1695394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34724000" table:style-name="ce1">
            <text:p>163472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40]/[.I24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41]/[.I241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42]/[.I24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243]/[.I243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3313000" table:style-name="ce1">
            <text:p>21733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8219000" table:style-name="ce1">
            <text:p>252821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437746000" table:style-name="ce1">
            <text:p>243774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244]/[.I244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97095000" table:style-name="ce1">
            <text:p>3497095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68177000" table:style-name="ce1">
            <text:p>406817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3922597000" table:style-name="ce1">
            <text:p>392259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245]/[.I245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387124000" table:style-name="ce1">
            <text:p>3387124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40247000" table:style-name="ce1">
            <text:p>3940247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799245000" table:style-name="ce1">
            <text:p>37992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246]/[.I246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77863000" table:style-name="ce1">
            <text:p>4677863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41766000" table:style-name="ce1">
            <text:p>544176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247032000" table:style-name="ce1">
            <text:p>524703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247]/[.I247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4061000" table:style-name="ce1">
            <text:p>2664061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9107000" table:style-name="ce1">
            <text:p>309910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2988205000" table:style-name="ce1">
            <text:p>298820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48]/[.I248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49]/[.I249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250]/[.I250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4222000" table:style-name="ce1">
            <text:p>170422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82524000" table:style-name="ce1">
            <text:p>1982524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11579000" table:style-name="ce1">
            <text:p>1911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51]/[.I25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252]/[.I252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2720000" table:style-name="ce1">
            <text:p>134272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61989000" table:style-name="ce1">
            <text:p>1561989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06093000" table:style-name="ce1">
            <text:p>150609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53]/[.I25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54]/[.I254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55]/[.I25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256]/[.I256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1828000" table:style-name="ce1">
            <text:p>147182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12180000" table:style-name="ce1">
            <text:p>1712180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650910000" table:style-name="ce1">
            <text:p>165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57]/[.I25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58]/[.I258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59]/[.I259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260]/[.I260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4831000" table:style-name="ce1">
            <text:p>21948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3251000" table:style-name="ce1">
            <text:p>2553251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461882000" table:style-name="ce1">
            <text:p>246188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261]/[.I261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32001000" table:style-name="ce1">
            <text:p>4632001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388415000" table:style-name="ce1">
            <text:p>5388415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195591000" table:style-name="ce1">
            <text:p>519559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262]/[.I262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7942000" table:style-name="ce1">
            <text:p>263794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8723000" table:style-name="ce1">
            <text:p>3068723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2958909000" table:style-name="ce1">
            <text:p>29589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63]/[.I263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64]/[.I26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265]/[.I265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7514000" table:style-name="ce1">
            <text:p>168751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63088000" table:style-name="ce1">
            <text:p>196308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892838000" table:style-name="ce1">
            <text:p>189283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66]/[.I26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267]/[.I267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556000" table:style-name="ce1">
            <text:p>132955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675000" table:style-name="ce1">
            <text:p>1546675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491327000" table:style-name="ce1">
            <text:p>149132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68]/[.I26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69]/[.I269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70]/[.I27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271]/[.I271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7398000" table:style-name="ce1">
            <text:p>145739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695394000" table:style-name="ce1">
            <text:p>1695394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34724000" table:style-name="ce1">
            <text:p>163472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72]/[.I27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22821000" table:style-name="ce1">
            <text:p>2622821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51133000" table:style-name="ce1">
            <text:p>3051133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2941948000" table:style-name="ce1">
            <text:p>29419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73]/[.I273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0808000" table:style-name="ce1">
            <text:p>161080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73856000" table:style-name="ce1">
            <text:p>1873856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06800000" table:style-name="ce1">
            <text:p>18068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74]/[.I27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56542000" table:style-name="ce1">
            <text:p>215654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08709000" table:style-name="ce1">
            <text:p>2508709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18935000" table:style-name="ce1">
            <text:p>24189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275]/[.I275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3313000" table:style-name="ce1">
            <text:p>21733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8219000" table:style-name="ce1">
            <text:p>252821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437746000" table:style-name="ce1">
            <text:p>243774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276]/[.I276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03988000" table:style-name="ce1">
            <text:p>130398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16931000" table:style-name="ce1">
            <text:p>1516931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462648000" table:style-name="ce1">
            <text:p>146264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277]/[.I277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66767000" table:style-name="ce1">
            <text:p>1866767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71614000" table:style-name="ce1">
            <text:p>2171614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093902000" table:style-name="ce1">
            <text:p>20939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278]/[.I278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77863000" table:style-name="ce1">
            <text:p>4677863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41766000" table:style-name="ce1">
            <text:p>544176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247032000" table:style-name="ce1">
            <text:p>524703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279]/[.I279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4061000" table:style-name="ce1">
            <text:p>2664061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9107000" table:style-name="ce1">
            <text:p>309910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2988205000" table:style-name="ce1">
            <text:p>298820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80]/[.I280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81]/[.I28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282]/[.I282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4222000" table:style-name="ce1">
            <text:p>170422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82524000" table:style-name="ce1">
            <text:p>1982524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11579000" table:style-name="ce1">
            <text:p>1911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83]/[.I28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284]/[.I284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2720000" table:style-name="ce1">
            <text:p>134272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61989000" table:style-name="ce1">
            <text:p>1561989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06093000" table:style-name="ce1">
            <text:p>150609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85]/[.I28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86]/[.I286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87]/[.I28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288]/[.I288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1828000" table:style-name="ce1">
            <text:p>147182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12180000" table:style-name="ce1">
            <text:p>1712180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650910000" table:style-name="ce1">
            <text:p>165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89]/[.I28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290]/[.I29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91]/[.I29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292]/[.I292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4831000" table:style-name="ce1">
            <text:p>21948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3251000" table:style-name="ce1">
            <text:p>2553251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461882000" table:style-name="ce1">
            <text:p>246188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293]/[.I293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899000" table:style-name="ce1">
            <text:p>131689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951000" table:style-name="ce1">
            <text:p>1531951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477130000" table:style-name="ce1">
            <text:p>147713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294]/[.I294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85250000" table:style-name="ce1">
            <text:p>1885250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93115000" table:style-name="ce1">
            <text:p>2193115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14634000" table:style-name="ce1">
            <text:p>211463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295]/[.I295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723724000" table:style-name="ce1">
            <text:p>4723724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95117000" table:style-name="ce1">
            <text:p>5495117000</text:p>
          </table:table-cell>
          <table:table-cell office:value-type="float" office:value="5147636000" table:style-name="ce1">
            <text:p>5147636000</text:p>
          </table:table-cell>
          <table:table-cell office:value-type="float" office:value="5298474000" table:style-name="ce1">
            <text:p>529847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96]/[.I296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297]/[.I297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298]/[.I298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20930000" table:style-name="ce1">
            <text:p>172093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001961000" table:style-name="ce1">
            <text:p>2001961000</text:p>
          </table:table-cell>
          <table:table-cell office:value-type="float" office:value="1875368000" table:style-name="ce1">
            <text:p>1875368000</text:p>
          </table:table-cell>
          <table:table-cell office:value-type="float" office:value="1930320000" table:style-name="ce1">
            <text:p>19303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299]/[.I29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300]/[.I300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55884000" table:style-name="ce1">
            <text:p>135588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77302000" table:style-name="ce1">
            <text:p>1577302000</text:p>
          </table:table-cell>
          <table:table-cell office:value-type="float" office:value="1477562000" table:style-name="ce1">
            <text:p>1477562000</text:p>
          </table:table-cell>
          <table:table-cell office:value-type="float" office:value="1520859000" table:style-name="ce1">
            <text:p>152085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01]/[.I30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02]/[.I302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42706000" table:style-name="ce1">
            <text:p>16427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10962000" table:style-name="ce1">
            <text:p>1910962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842579000" table:style-name="ce1">
            <text:p>1842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03]/[.I30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304]/[.I304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6258000" table:style-name="ce1">
            <text:p>148625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28966000" table:style-name="ce1">
            <text:p>1728966000</text:p>
          </table:table-cell>
          <table:table-cell office:value-type="float" office:value="1619636000" table:style-name="ce1">
            <text:p>1619636000</text:p>
          </table:table-cell>
          <table:table-cell office:value-type="float" office:value="1667095000" table:style-name="ce1">
            <text:p>166709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05]/[.I30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06]/[.I306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42706000" table:style-name="ce1">
            <text:p>16427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10962000" table:style-name="ce1">
            <text:p>1910962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842579000" table:style-name="ce1">
            <text:p>1842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07]/[.I307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308]/[.I308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216349000" table:style-name="ce1">
            <text:p>221634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78282000" table:style-name="ce1">
            <text:p>2578282000</text:p>
          </table:table-cell>
          <table:table-cell office:value-type="float" office:value="2415246000" table:style-name="ce1">
            <text:p>2415246000</text:p>
          </table:table-cell>
          <table:table-cell office:value-type="float" office:value="2486018000" table:style-name="ce1">
            <text:p>248601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309]/[.I309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66344000" table:style-name="ce1">
            <text:p>356634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48735000" table:style-name="ce1">
            <text:p>4148735000</text:p>
          </table:table-cell>
          <table:table-cell office:value-type="float" office:value="3886392000" table:style-name="ce1">
            <text:p>3886392000</text:p>
          </table:table-cell>
          <table:table-cell office:value-type="float" office:value="4000272000" table:style-name="ce1">
            <text:p>400027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310]/[.I310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809000" table:style-name="ce1">
            <text:p>132980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970000" table:style-name="ce1">
            <text:p>1546970000</text:p>
          </table:table-cell>
          <table:table-cell office:value-type="float" office:value="1449148000" table:style-name="ce1">
            <text:p>1449148000</text:p>
          </table:table-cell>
          <table:table-cell office:value-type="float" office:value="1491611000" table:style-name="ce1">
            <text:p>14916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311]/[.I311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54195000" table:style-name="ce1">
            <text:p>3454195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18272000" table:style-name="ce1">
            <text:p>4018272000</text:p>
          </table:table-cell>
          <table:table-cell office:value-type="float" office:value="3764178000" table:style-name="ce1">
            <text:p>3764178000</text:p>
          </table:table-cell>
          <table:table-cell office:value-type="float" office:value="3874478000" table:style-name="ce1">
            <text:p>387447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312]/[.I312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03733000" table:style-name="ce1">
            <text:p>1903733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214616000" table:style-name="ce1">
            <text:p>2214616000</text:p>
          </table:table-cell>
          <table:table-cell office:value-type="float" office:value="2074576000" table:style-name="ce1">
            <text:p>2074576000</text:p>
          </table:table-cell>
          <table:table-cell office:value-type="float" office:value="2135366000" table:style-name="ce1">
            <text:p>21353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313]/[.I313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77863000" table:style-name="ce1">
            <text:p>4677863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41766000" table:style-name="ce1">
            <text:p>544176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247032000" table:style-name="ce1">
            <text:p>524703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14]/[.I31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15]/[.I31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316]/[.I316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4222000" table:style-name="ce1">
            <text:p>170422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82524000" table:style-name="ce1">
            <text:p>1982524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11579000" table:style-name="ce1">
            <text:p>1911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17]/[.I31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318]/[.I318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2720000" table:style-name="ce1">
            <text:p>134272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61989000" table:style-name="ce1">
            <text:p>1561989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06093000" table:style-name="ce1">
            <text:p>150609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19]/[.I31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20]/[.I32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21]/[.I32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322]/[.I322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1828000" table:style-name="ce1">
            <text:p>147182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12180000" table:style-name="ce1">
            <text:p>1712180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650910000" table:style-name="ce1">
            <text:p>165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23]/[.I32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24]/[.I324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25]/[.I32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326]/[.I326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4831000" table:style-name="ce1">
            <text:p>21948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3251000" table:style-name="ce1">
            <text:p>2553251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461882000" table:style-name="ce1">
            <text:p>246188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327]/[.I327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31720000" table:style-name="ce1">
            <text:p>353172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08456000" table:style-name="ce1">
            <text:p>4108456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3961435000" table:style-name="ce1">
            <text:p>39614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328]/[.I328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899000" table:style-name="ce1">
            <text:p>131689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951000" table:style-name="ce1">
            <text:p>1531951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477130000" table:style-name="ce1">
            <text:p>147713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329]/[.I329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20659000" table:style-name="ce1">
            <text:p>3420659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79259000" table:style-name="ce1">
            <text:p>3979259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836861000" table:style-name="ce1">
            <text:p>383686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330]/[.I330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85250000" table:style-name="ce1">
            <text:p>1885250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93115000" table:style-name="ce1">
            <text:p>2193115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14634000" table:style-name="ce1">
            <text:p>211463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31]/[.I33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32]/[.I33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333]/[.I333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20930000" table:style-name="ce1">
            <text:p>172093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001961000" table:style-name="ce1">
            <text:p>2001961000</text:p>
          </table:table-cell>
          <table:table-cell office:value-type="float" office:value="1875368000" table:style-name="ce1">
            <text:p>1875368000</text:p>
          </table:table-cell>
          <table:table-cell office:value-type="float" office:value="1930320000" table:style-name="ce1">
            <text:p>19303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34]/[.I33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335]/[.I335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55884000" table:style-name="ce1">
            <text:p>135588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77302000" table:style-name="ce1">
            <text:p>1577302000</text:p>
          </table:table-cell>
          <table:table-cell office:value-type="float" office:value="1477562000" table:style-name="ce1">
            <text:p>1477562000</text:p>
          </table:table-cell>
          <table:table-cell office:value-type="float" office:value="1520859000" table:style-name="ce1">
            <text:p>152085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36]/[.I33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37]/[.I337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42706000" table:style-name="ce1">
            <text:p>16427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10962000" table:style-name="ce1">
            <text:p>1910962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842579000" table:style-name="ce1">
            <text:p>1842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38]/[.I33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339]/[.I339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6258000" table:style-name="ce1">
            <text:p>148625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28966000" table:style-name="ce1">
            <text:p>1728966000</text:p>
          </table:table-cell>
          <table:table-cell office:value-type="float" office:value="1619636000" table:style-name="ce1">
            <text:p>1619636000</text:p>
          </table:table-cell>
          <table:table-cell office:value-type="float" office:value="1667095000" table:style-name="ce1">
            <text:p>166709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40]/[.I34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41]/[.I341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42706000" table:style-name="ce1">
            <text:p>16427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10962000" table:style-name="ce1">
            <text:p>1910962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842579000" table:style-name="ce1">
            <text:p>1842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42]/[.I34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343]/[.I343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216349000" table:style-name="ce1">
            <text:p>221634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78282000" table:style-name="ce1">
            <text:p>2578282000</text:p>
          </table:table-cell>
          <table:table-cell office:value-type="float" office:value="2415246000" table:style-name="ce1">
            <text:p>2415246000</text:p>
          </table:table-cell>
          <table:table-cell office:value-type="float" office:value="2486018000" table:style-name="ce1">
            <text:p>248601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344]/[.I344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66344000" table:style-name="ce1">
            <text:p>356634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48735000" table:style-name="ce1">
            <text:p>4148735000</text:p>
          </table:table-cell>
          <table:table-cell office:value-type="float" office:value="3886392000" table:style-name="ce1">
            <text:p>3886392000</text:p>
          </table:table-cell>
          <table:table-cell office:value-type="float" office:value="4000272000" table:style-name="ce1">
            <text:p>400027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345]/[.I345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809000" table:style-name="ce1">
            <text:p>132980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970000" table:style-name="ce1">
            <text:p>1546970000</text:p>
          </table:table-cell>
          <table:table-cell office:value-type="float" office:value="1449148000" table:style-name="ce1">
            <text:p>1449148000</text:p>
          </table:table-cell>
          <table:table-cell office:value-type="float" office:value="1491611000" table:style-name="ce1">
            <text:p>14916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346]/[.I346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54195000" table:style-name="ce1">
            <text:p>3454195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18272000" table:style-name="ce1">
            <text:p>4018272000</text:p>
          </table:table-cell>
          <table:table-cell office:value-type="float" office:value="3764178000" table:style-name="ce1">
            <text:p>3764178000</text:p>
          </table:table-cell>
          <table:table-cell office:value-type="float" office:value="3874478000" table:style-name="ce1">
            <text:p>387447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347]/[.I347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03733000" table:style-name="ce1">
            <text:p>1903733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214616000" table:style-name="ce1">
            <text:p>2214616000</text:p>
          </table:table-cell>
          <table:table-cell office:value-type="float" office:value="2074576000" table:style-name="ce1">
            <text:p>2074576000</text:p>
          </table:table-cell>
          <table:table-cell office:value-type="float" office:value="2135366000" table:style-name="ce1">
            <text:p>21353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348]/[.I348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4061000" table:style-name="ce1">
            <text:p>2664061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9107000" table:style-name="ce1">
            <text:p>309910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2988205000" table:style-name="ce1">
            <text:p>298820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49]/[.I349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50]/[.I350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351]/[.I351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4222000" table:style-name="ce1">
            <text:p>170422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82524000" table:style-name="ce1">
            <text:p>1982524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11579000" table:style-name="ce1">
            <text:p>1911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52]/[.I35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353]/[.I353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2720000" table:style-name="ce1">
            <text:p>134272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61989000" table:style-name="ce1">
            <text:p>1561989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06093000" table:style-name="ce1">
            <text:p>150609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54]/[.I35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55]/[.I355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56]/[.I35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357]/[.I357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1828000" table:style-name="ce1">
            <text:p>147182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12180000" table:style-name="ce1">
            <text:p>1712180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650910000" table:style-name="ce1">
            <text:p>165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58]/[.I35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59]/[.I359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60]/[.I360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361]/[.I361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4831000" table:style-name="ce1">
            <text:p>21948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3251000" table:style-name="ce1">
            <text:p>2553251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461882000" table:style-name="ce1">
            <text:p>246188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362]/[.I362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31720000" table:style-name="ce1">
            <text:p>353172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08456000" table:style-name="ce1">
            <text:p>4108456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3961435000" table:style-name="ce1">
            <text:p>39614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363]/[.I363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899000" table:style-name="ce1">
            <text:p>131689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951000" table:style-name="ce1">
            <text:p>1531951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477130000" table:style-name="ce1">
            <text:p>147713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364]/[.I364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20659000" table:style-name="ce1">
            <text:p>3420659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79259000" table:style-name="ce1">
            <text:p>3979259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836861000" table:style-name="ce1">
            <text:p>383686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365]/[.I365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85250000" table:style-name="ce1">
            <text:p>1885250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93115000" table:style-name="ce1">
            <text:p>2193115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14634000" table:style-name="ce1">
            <text:p>211463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366]/[.I366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4061000" table:style-name="ce1">
            <text:p>2664061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9107000" table:style-name="ce1">
            <text:p>309910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2988205000" table:style-name="ce1">
            <text:p>298820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67]/[.I367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68]/[.I368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369]/[.I369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4222000" table:style-name="ce1">
            <text:p>170422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82524000" table:style-name="ce1">
            <text:p>1982524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11579000" table:style-name="ce1">
            <text:p>1911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70]/[.I37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371]/[.I371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2720000" table:style-name="ce1">
            <text:p>134272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61989000" table:style-name="ce1">
            <text:p>1561989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06093000" table:style-name="ce1">
            <text:p>150609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72]/[.I37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73]/[.I373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74]/[.I37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375]/[.I375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1828000" table:style-name="ce1">
            <text:p>147182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12180000" table:style-name="ce1">
            <text:p>1712180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650910000" table:style-name="ce1">
            <text:p>165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76]/[.I37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77]/[.I377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78]/[.I378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379]/[.I379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4831000" table:style-name="ce1">
            <text:p>21948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3251000" table:style-name="ce1">
            <text:p>2553251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461882000" table:style-name="ce1">
            <text:p>246188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380]/[.I380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31720000" table:style-name="ce1">
            <text:p>353172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08456000" table:style-name="ce1">
            <text:p>4108456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3961435000" table:style-name="ce1">
            <text:p>39614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381]/[.I381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899000" table:style-name="ce1">
            <text:p>131689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951000" table:style-name="ce1">
            <text:p>1531951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477130000" table:style-name="ce1">
            <text:p>147713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382]/[.I382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20659000" table:style-name="ce1">
            <text:p>3420659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79259000" table:style-name="ce1">
            <text:p>3979259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836861000" table:style-name="ce1">
            <text:p>383686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383]/[.I383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85250000" table:style-name="ce1">
            <text:p>1885250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93115000" table:style-name="ce1">
            <text:p>2193115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14634000" table:style-name="ce1">
            <text:p>211463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384]/[.I384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723724000" table:style-name="ce1">
            <text:p>4723724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95117000" table:style-name="ce1">
            <text:p>5495117000</text:p>
          </table:table-cell>
          <table:table-cell office:value-type="float" office:value="5147636000" table:style-name="ce1">
            <text:p>5147636000</text:p>
          </table:table-cell>
          <table:table-cell office:value-type="float" office:value="5298474000" table:style-name="ce1">
            <text:p>529847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385]/[.I385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90179000" table:style-name="ce1">
            <text:p>2690179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29490000" table:style-name="ce1">
            <text:p>3129490000</text:p>
          </table:table-cell>
          <table:table-cell office:value-type="float" office:value="2931598000" table:style-name="ce1">
            <text:p>2931598000</text:p>
          </table:table-cell>
          <table:table-cell office:value-type="float" office:value="3017501000" table:style-name="ce1">
            <text:p>301750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86]/[.I386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87]/[.I387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388]/[.I388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20930000" table:style-name="ce1">
            <text:p>172093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001961000" table:style-name="ce1">
            <text:p>2001961000</text:p>
          </table:table-cell>
          <table:table-cell office:value-type="float" office:value="1875368000" table:style-name="ce1">
            <text:p>1875368000</text:p>
          </table:table-cell>
          <table:table-cell office:value-type="float" office:value="1930320000" table:style-name="ce1">
            <text:p>19303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89]/[.I38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390]/[.I390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55884000" table:style-name="ce1">
            <text:p>135588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77302000" table:style-name="ce1">
            <text:p>1577302000</text:p>
          </table:table-cell>
          <table:table-cell office:value-type="float" office:value="1477562000" table:style-name="ce1">
            <text:p>1477562000</text:p>
          </table:table-cell>
          <table:table-cell office:value-type="float" office:value="1520859000" table:style-name="ce1">
            <text:p>152085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91]/[.I39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92]/[.I392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42706000" table:style-name="ce1">
            <text:p>16427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10962000" table:style-name="ce1">
            <text:p>1910962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842579000" table:style-name="ce1">
            <text:p>1842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93]/[.I39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394]/[.I39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395]/[.I395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42706000" table:style-name="ce1">
            <text:p>16427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10962000" table:style-name="ce1">
            <text:p>1910962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842579000" table:style-name="ce1">
            <text:p>1842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396]/[.I396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397]/[.I397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216349000" table:style-name="ce1">
            <text:p>221634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78282000" table:style-name="ce1">
            <text:p>2578282000</text:p>
          </table:table-cell>
          <table:table-cell office:value-type="float" office:value="2415246000" table:style-name="ce1">
            <text:p>2415246000</text:p>
          </table:table-cell>
          <table:table-cell office:value-type="float" office:value="2486018000" table:style-name="ce1">
            <text:p>248601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398]/[.I398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66344000" table:style-name="ce1">
            <text:p>356634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48735000" table:style-name="ce1">
            <text:p>4148735000</text:p>
          </table:table-cell>
          <table:table-cell office:value-type="float" office:value="3886392000" table:style-name="ce1">
            <text:p>3886392000</text:p>
          </table:table-cell>
          <table:table-cell office:value-type="float" office:value="4000272000" table:style-name="ce1">
            <text:p>400027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399]/[.I399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809000" table:style-name="ce1">
            <text:p>132980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970000" table:style-name="ce1">
            <text:p>1546970000</text:p>
          </table:table-cell>
          <table:table-cell office:value-type="float" office:value="1449148000" table:style-name="ce1">
            <text:p>1449148000</text:p>
          </table:table-cell>
          <table:table-cell office:value-type="float" office:value="1491611000" table:style-name="ce1">
            <text:p>14916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400]/[.I400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54195000" table:style-name="ce1">
            <text:p>3454195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18272000" table:style-name="ce1">
            <text:p>4018272000</text:p>
          </table:table-cell>
          <table:table-cell office:value-type="float" office:value="3764178000" table:style-name="ce1">
            <text:p>3764178000</text:p>
          </table:table-cell>
          <table:table-cell office:value-type="float" office:value="3874478000" table:style-name="ce1">
            <text:p>387447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401]/[.I401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03733000" table:style-name="ce1">
            <text:p>1903733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214616000" table:style-name="ce1">
            <text:p>2214616000</text:p>
          </table:table-cell>
          <table:table-cell office:value-type="float" office:value="2074576000" table:style-name="ce1">
            <text:p>2074576000</text:p>
          </table:table-cell>
          <table:table-cell office:value-type="float" office:value="2135366000" table:style-name="ce1">
            <text:p>21353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402]/[.I402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77863000" table:style-name="ce1">
            <text:p>4677863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41766000" table:style-name="ce1">
            <text:p>544176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247032000" table:style-name="ce1">
            <text:p>524703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403]/[.I403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4061000" table:style-name="ce1">
            <text:p>2664061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9107000" table:style-name="ce1">
            <text:p>309910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2988205000" table:style-name="ce1">
            <text:p>298820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04]/[.I40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05]/[.I40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406]/[.I406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4222000" table:style-name="ce1">
            <text:p>170422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82524000" table:style-name="ce1">
            <text:p>1982524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11579000" table:style-name="ce1">
            <text:p>1911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07]/[.I40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408]/[.I408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2720000" table:style-name="ce1">
            <text:p>134272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61989000" table:style-name="ce1">
            <text:p>1561989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06093000" table:style-name="ce1">
            <text:p>150609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09]/[.I40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10]/[.I41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11]/[.I41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12]/[.I41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48790000" table:style-name="ce1">
            <text:p>264879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1342000" table:style-name="ce1">
            <text:p>3081342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2971076000" table:style-name="ce1">
            <text:p>297107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13]/[.I413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26757000" table:style-name="ce1">
            <text:p>1626757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92409000" table:style-name="ce1">
            <text:p>1892409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24689000" table:style-name="ce1">
            <text:p>18246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14]/[.I41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77894000" table:style-name="ce1">
            <text:p>217789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33548000" table:style-name="ce1">
            <text:p>2533548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442885000" table:style-name="ce1">
            <text:p>244288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415]/[.I415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4831000" table:style-name="ce1">
            <text:p>21948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3251000" table:style-name="ce1">
            <text:p>2553251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461882000" table:style-name="ce1">
            <text:p>246188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416]/[.I416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31720000" table:style-name="ce1">
            <text:p>353172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08456000" table:style-name="ce1">
            <text:p>4108456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3961435000" table:style-name="ce1">
            <text:p>39614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417]/[.I417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6899000" table:style-name="ce1">
            <text:p>131689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1951000" table:style-name="ce1">
            <text:p>1531951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477130000" table:style-name="ce1">
            <text:p>147713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418]/[.I418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20659000" table:style-name="ce1">
            <text:p>3420659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79259000" table:style-name="ce1">
            <text:p>3979259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836861000" table:style-name="ce1">
            <text:p>383686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419]/[.I419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85250000" table:style-name="ce1">
            <text:p>1885250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93115000" table:style-name="ce1">
            <text:p>2193115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14634000" table:style-name="ce1">
            <text:p>211463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420]/[.I420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723724000" table:style-name="ce1">
            <text:p>4723724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95117000" table:style-name="ce1">
            <text:p>5495117000</text:p>
          </table:table-cell>
          <table:table-cell office:value-type="float" office:value="5147636000" table:style-name="ce1">
            <text:p>5147636000</text:p>
          </table:table-cell>
          <table:table-cell office:value-type="float" office:value="5298474000" table:style-name="ce1">
            <text:p>529847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421]/[.I421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90179000" table:style-name="ce1">
            <text:p>2690179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29490000" table:style-name="ce1">
            <text:p>3129490000</text:p>
          </table:table-cell>
          <table:table-cell office:value-type="float" office:value="2931598000" table:style-name="ce1">
            <text:p>2931598000</text:p>
          </table:table-cell>
          <table:table-cell office:value-type="float" office:value="3017501000" table:style-name="ce1">
            <text:p>301750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22]/[.I42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23]/[.I423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424]/[.I424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20930000" table:style-name="ce1">
            <text:p>172093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001961000" table:style-name="ce1">
            <text:p>2001961000</text:p>
          </table:table-cell>
          <table:table-cell office:value-type="float" office:value="1875368000" table:style-name="ce1">
            <text:p>1875368000</text:p>
          </table:table-cell>
          <table:table-cell office:value-type="float" office:value="1930320000" table:style-name="ce1">
            <text:p>193032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25]/[.I42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426]/[.I426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55884000" table:style-name="ce1">
            <text:p>135588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77302000" table:style-name="ce1">
            <text:p>1577302000</text:p>
          </table:table-cell>
          <table:table-cell office:value-type="float" office:value="1477562000" table:style-name="ce1">
            <text:p>1477562000</text:p>
          </table:table-cell>
          <table:table-cell office:value-type="float" office:value="1520859000" table:style-name="ce1">
            <text:p>152085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27]/[.I427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42706000" table:style-name="ce1">
            <text:p>16427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10962000" table:style-name="ce1">
            <text:p>1910962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842579000" table:style-name="ce1">
            <text:p>1842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28]/[.I42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4758000" table:style-name="ce1">
            <text:p>267475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1551000" table:style-name="ce1">
            <text:p>3111551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00204000" table:style-name="ce1">
            <text:p>300020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29]/[.I429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42706000" table:style-name="ce1">
            <text:p>164270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10962000" table:style-name="ce1">
            <text:p>1910962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842579000" table:style-name="ce1">
            <text:p>184257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30]/[.I430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99246000" table:style-name="ce1">
            <text:p>219924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58387000" table:style-name="ce1">
            <text:p>2558387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466835000" table:style-name="ce1">
            <text:p>246683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431]/[.I431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216349000" table:style-name="ce1">
            <text:p>221634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78282000" table:style-name="ce1">
            <text:p>2578282000</text:p>
          </table:table-cell>
          <table:table-cell office:value-type="float" office:value="2415246000" table:style-name="ce1">
            <text:p>2415246000</text:p>
          </table:table-cell>
          <table:table-cell office:value-type="float" office:value="2486018000" table:style-name="ce1">
            <text:p>248601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432]/[.I432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66344000" table:style-name="ce1">
            <text:p>356634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48735000" table:style-name="ce1">
            <text:p>4148735000</text:p>
          </table:table-cell>
          <table:table-cell office:value-type="float" office:value="3886392000" table:style-name="ce1">
            <text:p>3886392000</text:p>
          </table:table-cell>
          <table:table-cell office:value-type="float" office:value="4000272000" table:style-name="ce1">
            <text:p>400027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433]/[.I433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9809000" table:style-name="ce1">
            <text:p>1329809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46970000" table:style-name="ce1">
            <text:p>1546970000</text:p>
          </table:table-cell>
          <table:table-cell office:value-type="float" office:value="1449148000" table:style-name="ce1">
            <text:p>1449148000</text:p>
          </table:table-cell>
          <table:table-cell office:value-type="float" office:value="1491611000" table:style-name="ce1">
            <text:p>14916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434]/[.I434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54195000" table:style-name="ce1">
            <text:p>3454195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18272000" table:style-name="ce1">
            <text:p>4018272000</text:p>
          </table:table-cell>
          <table:table-cell office:value-type="float" office:value="3764178000" table:style-name="ce1">
            <text:p>3764178000</text:p>
          </table:table-cell>
          <table:table-cell office:value-type="float" office:value="3874478000" table:style-name="ce1">
            <text:p>387447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435]/[.I435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03733000" table:style-name="ce1">
            <text:p>1903733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214616000" table:style-name="ce1">
            <text:p>2214616000</text:p>
          </table:table-cell>
          <table:table-cell office:value-type="float" office:value="2074576000" table:style-name="ce1">
            <text:p>2074576000</text:p>
          </table:table-cell>
          <table:table-cell office:value-type="float" office:value="2135366000" table:style-name="ce1">
            <text:p>213536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436]/[.I436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54932000" table:style-name="ce1">
            <text:p>4654932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15091000" table:style-name="ce1">
            <text:p>5415091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221311000" table:style-name="ce1">
            <text:p>52213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437]/[.I437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51002000" table:style-name="ce1">
            <text:p>265100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3915000" table:style-name="ce1">
            <text:p>3083915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2973557000" table:style-name="ce1">
            <text:p>297355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38]/[.I438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39]/[.I439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440]/[.I440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5868000" table:style-name="ce1">
            <text:p>16958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72806000" table:style-name="ce1">
            <text:p>1972806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02209000" table:style-name="ce1">
            <text:p>19022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41]/[.I44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442]/[.I442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6138000" table:style-name="ce1">
            <text:p>133613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54332000" table:style-name="ce1">
            <text:p>1554332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498710000" table:style-name="ce1">
            <text:p>14987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43]/[.I443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444]/[.I444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4613000" table:style-name="ce1">
            <text:p>14646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03787000" table:style-name="ce1">
            <text:p>1703787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42817000" table:style-name="ce1">
            <text:p>164281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45]/[.I44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46]/[.I446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47]/[.I447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448]/[.I448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84072000" table:style-name="ce1">
            <text:p>218407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40735000" table:style-name="ce1">
            <text:p>2540735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449814000" table:style-name="ce1">
            <text:p>244981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449]/[.I449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14407000" table:style-name="ce1">
            <text:p>3514407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88316000" table:style-name="ce1">
            <text:p>4088316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3942016000" table:style-name="ce1">
            <text:p>394201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450]/[.I450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0443000" table:style-name="ce1">
            <text:p>131044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24441000" table:style-name="ce1">
            <text:p>1524441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469889000" table:style-name="ce1">
            <text:p>14698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451]/[.I451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03891000" table:style-name="ce1">
            <text:p>3403891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59753000" table:style-name="ce1">
            <text:p>3959753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818053000" table:style-name="ce1">
            <text:p>381805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452]/[.I452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76009000" table:style-name="ce1">
            <text:p>1876009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82364000" table:style-name="ce1">
            <text:p>2182364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04268000" table:style-name="ce1">
            <text:p>210426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453]/[.I453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54932000" table:style-name="ce1">
            <text:p>4654932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15091000" table:style-name="ce1">
            <text:p>5415091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221311000" table:style-name="ce1">
            <text:p>52213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454]/[.I454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51002000" table:style-name="ce1">
            <text:p>265100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3915000" table:style-name="ce1">
            <text:p>3083915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2973557000" table:style-name="ce1">
            <text:p>297355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55]/[.I455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56]/[.I456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457]/[.I457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5868000" table:style-name="ce1">
            <text:p>16958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72806000" table:style-name="ce1">
            <text:p>1972806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02209000" table:style-name="ce1">
            <text:p>19022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58]/[.I45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459]/[.I459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6138000" table:style-name="ce1">
            <text:p>133613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54332000" table:style-name="ce1">
            <text:p>1554332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498710000" table:style-name="ce1">
            <text:p>14987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60]/[.I46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461]/[.I461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4613000" table:style-name="ce1">
            <text:p>14646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03787000" table:style-name="ce1">
            <text:p>1703787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42817000" table:style-name="ce1">
            <text:p>164281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62]/[.I462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63]/[.I463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64]/[.I464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465]/[.I465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84072000" table:style-name="ce1">
            <text:p>218407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40735000" table:style-name="ce1">
            <text:p>2540735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449814000" table:style-name="ce1">
            <text:p>244981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466]/[.I466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14407000" table:style-name="ce1">
            <text:p>3514407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88316000" table:style-name="ce1">
            <text:p>4088316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3942016000" table:style-name="ce1">
            <text:p>394201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467]/[.I467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0443000" table:style-name="ce1">
            <text:p>131044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24441000" table:style-name="ce1">
            <text:p>1524441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469889000" table:style-name="ce1">
            <text:p>14698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468]/[.I468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03891000" table:style-name="ce1">
            <text:p>3403891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59753000" table:style-name="ce1">
            <text:p>3959753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818053000" table:style-name="ce1">
            <text:p>381805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469]/[.I469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76009000" table:style-name="ce1">
            <text:p>1876009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82364000" table:style-name="ce1">
            <text:p>2182364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04268000" table:style-name="ce1">
            <text:p>210426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470]/[.I470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54932000" table:style-name="ce1">
            <text:p>4654932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15091000" table:style-name="ce1">
            <text:p>5415091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221311000" table:style-name="ce1">
            <text:p>52213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471]/[.I471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51002000" table:style-name="ce1">
            <text:p>265100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3915000" table:style-name="ce1">
            <text:p>3083915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2973557000" table:style-name="ce1">
            <text:p>297355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72]/[.I47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73]/[.I473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474]/[.I474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5868000" table:style-name="ce1">
            <text:p>16958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72806000" table:style-name="ce1">
            <text:p>1972806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02209000" table:style-name="ce1">
            <text:p>19022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75]/[.I47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476]/[.I476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6138000" table:style-name="ce1">
            <text:p>133613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54332000" table:style-name="ce1">
            <text:p>1554332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498710000" table:style-name="ce1">
            <text:p>14987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77]/[.I47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78]/[.I478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79]/[.I47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480]/[.I480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4613000" table:style-name="ce1">
            <text:p>14646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03787000" table:style-name="ce1">
            <text:p>1703787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42817000" table:style-name="ce1">
            <text:p>164281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81]/[.I48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82]/[.I482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83]/[.I483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484]/[.I484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84072000" table:style-name="ce1">
            <text:p>218407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40735000" table:style-name="ce1">
            <text:p>2540735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449814000" table:style-name="ce1">
            <text:p>244981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485]/[.I485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14407000" table:style-name="ce1">
            <text:p>3514407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88316000" table:style-name="ce1">
            <text:p>4088316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3942016000" table:style-name="ce1">
            <text:p>394201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486]/[.I486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0443000" table:style-name="ce1">
            <text:p>131044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24441000" table:style-name="ce1">
            <text:p>1524441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469889000" table:style-name="ce1">
            <text:p>14698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487]/[.I487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03891000" table:style-name="ce1">
            <text:p>3403891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59753000" table:style-name="ce1">
            <text:p>3959753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818053000" table:style-name="ce1">
            <text:p>381805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488]/[.I488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76009000" table:style-name="ce1">
            <text:p>1876009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82364000" table:style-name="ce1">
            <text:p>2182364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04268000" table:style-name="ce1">
            <text:p>210426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489]/[.I489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54932000" table:style-name="ce1">
            <text:p>4654932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15091000" table:style-name="ce1">
            <text:p>5415091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221311000" table:style-name="ce1">
            <text:p>52213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490]/[.I490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51002000" table:style-name="ce1">
            <text:p>265100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3915000" table:style-name="ce1">
            <text:p>3083915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2973557000" table:style-name="ce1">
            <text:p>297355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91]/[.I49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492]/[.I49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493]/[.I493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5868000" table:style-name="ce1">
            <text:p>16958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72806000" table:style-name="ce1">
            <text:p>1972806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02209000" table:style-name="ce1">
            <text:p>19022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94]/[.I494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495]/[.I495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6138000" table:style-name="ce1">
            <text:p>133613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54332000" table:style-name="ce1">
            <text:p>1554332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498710000" table:style-name="ce1">
            <text:p>14987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96]/[.I496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497]/[.I497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498]/[.I498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499]/[.I499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4613000" table:style-name="ce1">
            <text:p>14646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03787000" table:style-name="ce1">
            <text:p>1703787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42817000" table:style-name="ce1">
            <text:p>164281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500]/[.I500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501]/[.I501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502]/[.I502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503]/[.I503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84072000" table:style-name="ce1">
            <text:p>218407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40735000" table:style-name="ce1">
            <text:p>2540735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449814000" table:style-name="ce1">
            <text:p>244981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504]/[.I504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14407000" table:style-name="ce1">
            <text:p>3514407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88316000" table:style-name="ce1">
            <text:p>4088316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3942016000" table:style-name="ce1">
            <text:p>394201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505]/[.I505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0443000" table:style-name="ce1">
            <text:p>131044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24441000" table:style-name="ce1">
            <text:p>1524441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469889000" table:style-name="ce1">
            <text:p>14698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506]/[.I506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03891000" table:style-name="ce1">
            <text:p>3403891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59753000" table:style-name="ce1">
            <text:p>3959753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818053000" table:style-name="ce1">
            <text:p>381805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507]/[.I507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76009000" table:style-name="ce1">
            <text:p>1876009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82364000" table:style-name="ce1">
            <text:p>2182364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04268000" table:style-name="ce1">
            <text:p>210426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508]/[.I508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654932000" table:style-name="ce1">
            <text:p>4654932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15091000" table:style-name="ce1">
            <text:p>5415091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221311000" table:style-name="ce1">
            <text:p>5221311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509]/[.I509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51002000" table:style-name="ce1">
            <text:p>2651002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83915000" table:style-name="ce1">
            <text:p>3083915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2973557000" table:style-name="ce1">
            <text:p>297355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510]/[.I510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511]/[.I51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512]/[.I512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5868000" table:style-name="ce1">
            <text:p>169586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72806000" table:style-name="ce1">
            <text:p>1972806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02209000" table:style-name="ce1">
            <text:p>190220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513]/[.I51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formula="of:=[.O514]/[.I514]" table:style-name="ce4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6138000" table:style-name="ce1">
            <text:p>1336138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54332000" table:style-name="ce1">
            <text:p>1554332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498710000" table:style-name="ce1">
            <text:p>14987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515]/[.I515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516]/[.I516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517]/[.I517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518]/[.I518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4613000" table:style-name="ce1">
            <text:p>146461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03787000" table:style-name="ce1">
            <text:p>1703787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42817000" table:style-name="ce1">
            <text:p>1642817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519]/[.I519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35806000" table:style-name="ce1">
            <text:p>2635806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66237000" table:style-name="ce1">
            <text:p>306623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2956512000" table:style-name="ce1">
            <text:p>295651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520]/[.I520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18783000" table:style-name="ce1">
            <text:p>161878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883133000" table:style-name="ce1">
            <text:p>1883133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15745000" table:style-name="ce1">
            <text:p>1815745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521]/[.I521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67218000" table:style-name="ce1">
            <text:p>2167218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21129000" table:style-name="ce1">
            <text:p>2521129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430910000" table:style-name="ce1">
            <text:p>243091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522]/[.I522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84072000" table:style-name="ce1">
            <text:p>2184072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40735000" table:style-name="ce1">
            <text:p>2540735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449814000" table:style-name="ce1">
            <text:p>244981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523]/[.I523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14407000" table:style-name="ce1">
            <text:p>3514407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088316000" table:style-name="ce1">
            <text:p>4088316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3942016000" table:style-name="ce1">
            <text:p>3942016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524]/[.I524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0443000" table:style-name="ce1">
            <text:p>131044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24441000" table:style-name="ce1">
            <text:p>1524441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469889000" table:style-name="ce1">
            <text:p>146988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525]/[.I525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03891000" table:style-name="ce1">
            <text:p>3403891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59753000" table:style-name="ce1">
            <text:p>3959753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818053000" table:style-name="ce1">
            <text:p>381805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526]/[.I526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76009000" table:style-name="ce1">
            <text:p>1876009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182364000" table:style-name="ce1">
            <text:p>2182364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04268000" table:style-name="ce1">
            <text:p>2104268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formula="of:=[.O527]/[.I527]" table:style-name="ce4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700793000" table:style-name="ce1">
            <text:p>4700793000</text:p>
          </table:table-cell>
          <table:table-cell office:value-type="percentage" office:value="1.08" table:style-name="ce3">
            <text:p>108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5468441000" table:style-name="ce1">
            <text:p>5468441000</text:p>
          </table:table-cell>
          <table:table-cell office:value-type="float" office:value="5122647000" table:style-name="ce1">
            <text:p>5122647000</text:p>
          </table:table-cell>
          <table:table-cell office:value-type="float" office:value="5272753000" table:style-name="ce1">
            <text:p>527275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formula="of:=[.O528]/[.I528]" table:style-name="ce4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77120000" table:style-name="ce1">
            <text:p>2677120000</text:p>
          </table:table-cell>
          <table:table-cell office:value-type="percentage" office:value="0.95" table:style-name="ce3">
            <text:p>95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114298000" table:style-name="ce1">
            <text:p>3114298000</text:p>
          </table:table-cell>
          <table:table-cell office:value-type="float" office:value="2917367000" table:style-name="ce1">
            <text:p>2917367000</text:p>
          </table:table-cell>
          <table:table-cell office:value-type="float" office:value="3002853000" table:style-name="ce1">
            <text:p>3002853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formula="of:=[.O529]/[.I529]" table:style-name="ce4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188570000" table:style-name="ce1">
            <text:p>2188570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45967000" table:style-name="ce1">
            <text:p>2545967000</text:p>
          </table:table-cell>
          <table:table-cell office:value-type="float" office:value="2384974000" table:style-name="ce1">
            <text:p>2384974000</text:p>
          </table:table-cell>
          <table:table-cell office:value-type="float" office:value="2454860000" table:style-name="ce1">
            <text:p>245486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formula="of:=[.O530]/[.I530]" table:style-name="ce4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12576000" table:style-name="ce1">
            <text:p>1712576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92242000" table:style-name="ce1">
            <text:p>1992242000</text:p>
          </table:table-cell>
          <table:table-cell office:value-type="float" office:value="1866264000" table:style-name="ce1">
            <text:p>1866264000</text:p>
          </table:table-cell>
          <table:table-cell office:value-type="float" office:value="1920950000" table:style-name="ce1">
            <text:p>192095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531]/[.I531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1774000" table:style-name="ce1">
            <text:p>266177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6447000" table:style-name="ce1">
            <text:p>3096447000</text:p>
          </table:table-cell>
          <table:table-cell office:value-type="float" office:value="2900645000" table:style-name="ce1">
            <text:p>2900645000</text:p>
          </table:table-cell>
          <table:table-cell office:value-type="float" office:value="2985640000" table:style-name="ce1">
            <text:p>298564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formula="of:=[.O532]/[.I532]" table:style-name="ce4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34731000" table:style-name="ce1">
            <text:p>1634731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901686000" table:style-name="ce1">
            <text:p>1901686000</text:p>
          </table:table-cell>
          <table:table-cell office:value-type="float" office:value="1781434000" table:style-name="ce1">
            <text:p>1781434000</text:p>
          </table:table-cell>
          <table:table-cell office:value-type="float" office:value="1833634000" table:style-name="ce1">
            <text:p>183363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formula="of:=[.O533]/[.I533]" table:style-name="ce4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661774000" table:style-name="ce1">
            <text:p>2661774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096447000" table:style-name="ce1">
            <text:p>3096447000</text:p>
          </table:table-cell>
          <table:table-cell office:value-type="float" office:value="2900645000" table:style-name="ce1">
            <text:p>2900645000</text:p>
          </table:table-cell>
          <table:table-cell office:value-type="float" office:value="2985640000" table:style-name="ce1">
            <text:p>298564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formula="of:=[.O534]/[.I534]" table:style-name="ce4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9043000" table:style-name="ce1">
            <text:p>1479043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720573000" table:style-name="ce1">
            <text:p>1720573000</text:p>
          </table:table-cell>
          <table:table-cell office:value-type="float" office:value="1611773000" table:style-name="ce1">
            <text:p>1611773000</text:p>
          </table:table-cell>
          <table:table-cell office:value-type="float" office:value="1659002000" table:style-name="ce1">
            <text:p>1659002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formula="of:=[.O535]/[.I535]" table:style-name="ce4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205590000" table:style-name="ce1">
            <text:p>2205590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565766000" table:style-name="ce1">
            <text:p>2565766000</text:p>
          </table:table-cell>
          <table:table-cell office:value-type="float" office:value="2403522000" table:style-name="ce1">
            <text:p>2403522000</text:p>
          </table:table-cell>
          <table:table-cell office:value-type="float" office:value="2473950000" table:style-name="ce1">
            <text:p>247395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formula="of:=[.O536]/[.I536]" table:style-name="ce4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549032000" table:style-name="ce1">
            <text:p>3549032000</text:p>
          </table:table-cell>
          <table:table-cell office:value-type="percentage" office:value="1.06" table:style-name="ce3">
            <text:p>106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4128595000" table:style-name="ce1">
            <text:p>4128595000</text:p>
          </table:table-cell>
          <table:table-cell office:value-type="float" office:value="3867526000" table:style-name="ce1">
            <text:p>3867526000</text:p>
          </table:table-cell>
          <table:table-cell office:value-type="float" office:value="3980854000" table:style-name="ce1">
            <text:p>3980854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formula="of:=[.O537]/[.I537]" table:style-name="ce4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3354000" table:style-name="ce1">
            <text:p>1323354000</text:p>
          </table:table-cell>
          <table:table-cell office:value-type="percentage" office:value="0.93" table:style-name="ce3">
            <text:p>93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1539460000" table:style-name="ce1">
            <text:p>1539460000</text:p>
          </table:table-cell>
          <table:table-cell office:value-type="float" office:value="1442113000" table:style-name="ce1">
            <text:p>1442113000</text:p>
          </table:table-cell>
          <table:table-cell office:value-type="float" office:value="1484370000" table:style-name="ce1">
            <text:p>148437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formula="of:=[.O538]/[.I538]" table:style-name="ce4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437427000" table:style-name="ce1">
            <text:p>3437427000</text:p>
          </table:table-cell>
          <table:table-cell office:value-type="percentage" office:value="1.1000000000000001" table:style-name="ce3">
            <text:p>110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3998765000" table:style-name="ce1">
            <text:p>3998765000</text:p>
          </table:table-cell>
          <table:table-cell office:value-type="float" office:value="3745906000" table:style-name="ce1">
            <text:p>3745906000</text:p>
          </table:table-cell>
          <table:table-cell office:value-type="float" office:value="3855669000" table:style-name="ce1">
            <text:p>3855669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formula="of:=[.O539]/[.I539]" table:style-name="ce4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894491000" table:style-name="ce1">
            <text:p>1894491000</text:p>
          </table:table-cell>
          <table:table-cell office:value-type="percentage" office:value="0.97" table:style-name="ce3">
            <text:p>97.00%</text:p>
          </table:table-cell>
          <table:table-cell office:value-type="string" table:style-name="ce5">
            <text:p>-</text:p>
          </table:table-cell>
          <table:table-cell office:value-type="float" office:value="20000000" table:style-name="ce1">
            <text:p>20000000</text:p>
          </table:table-cell>
          <table:table-cell table:number-columns-repeated="3" table:style-name="ce1"/>
          <table:table-cell office:value-type="float" office:value="2203865000" table:style-name="ce1">
            <text:p>2203865000</text:p>
          </table:table-cell>
          <table:table-cell office:value-type="float" office:value="2064505000" table:style-name="ce1">
            <text:p>2064505000</text:p>
          </table:table-cell>
          <table:table-cell office:value-type="float" office:value="2125000000" table:style-name="ce1">
            <text:p>2125000000</text:p>
          </table:table-cell>
          <table:table-cell table:style-name="ce1"/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3T08:11:08" table:style-name="ce2">
            <text:p>2015-05-23 8:11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number-rows-repeated="10480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36P0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Comma_32__91_0_93__32_2_32_2" style:display-name="Comma [0] 2 2" style:family="table-cell" style:data-style-name="N37"/>
    <style:style style:name="Comma_32_7_32_3" style:display-name="Comma 7 3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ercent_32_2_32_2" style:display-name="Percent 2 2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user</dc:creator>
    <meta:creation-date>2006-09-16T00:00:00Z</meta:creation-date>
    <dc:date>2015-05-23T14:35:10Z</dc:date>
  </office:meta>
</office:document-meta>
</file>